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ot" svg:stroke-color="#000000" draw:fill="none" draw:fill-color="#ffffff" fo:min-height="0.637cm"/>
      <style:paragraph-properties style:writing-mode="lr-tb"/>
    </style:style>
    <style:style style:name="gr2" style:family="graphic" style:parent-style-name="standard">
      <style:graphic-properties draw:stroke="dash" draw:stroke-dash="Long_20_Dot" svg:stroke-color="#000000" draw:fill="none" draw:fill-color="#ffffff" draw:textarea-vertical-align="middle" fo:min-height="0.337cm"/>
      <style:paragraph-properties style:writing-mode="lr-tb"/>
    </style:style>
    <style:style style:name="gr3" style:family="graphic" style:parent-style-name="standard">
      <style:graphic-properties svg:stroke-color="#e8a202" draw:fill-color="#e8a202" draw:textarea-horizontal-align="justify" draw:textarea-vertical-align="middle" draw:auto-grow-height="false" fo:min-height="0.015cm" fo:min-width="0cm"/>
      <style:paragraph-properties style:writing-mode="lr-tb"/>
    </style:style>
    <style:style style:name="gr4" style:family="graphic" style:parent-style-name="standard">
      <style:graphic-properties svg:stroke-color="#492300" draw:fill-color="#492300" draw:textarea-horizontal-align="justify" draw:textarea-vertical-align="middle" draw:auto-grow-height="false" fo:min-height="0.275cm" fo:min-width="0cm"/>
    </style:style>
    <style:style style:name="gr5" style:family="graphic" style:parent-style-name="objectwithoutfill">
      <style:graphic-properties svg:stroke-width="0.028cm" svg:stroke-color="#f10d0c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28cm" svg:stroke-color="#f10d0c" draw:marker-start-width="0.242cm" draw:marker-end-width="0.242cm" draw:fill="solid" draw:textarea-vertical-align="middle" fo:padding-top="0.139cm" fo:padding-bottom="0.139cm" fo:padding-left="0.264cm" fo:padding-right="0.264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  <style:paragraph-properties style:writing-mode="lr-tb"/>
    </style:style>
    <style:style style:name="gr8" style:family="graphic" style:parent-style-name="objectwithoutfill">
      <style:graphic-properties svg:stroke-color="#168253" draw:fill="solid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51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 style:writing-mode="lr-tb"/>
      <style:text-properties fo:color="#808080" fo:font-size="9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666666" fo:font-size="8pt" style:font-size-asian="8pt" style:font-size-complex="8pt"/>
    </style:style>
    <style:style style:name="P5" style:family="paragraph">
      <loext:graphic-properties draw:fill-color="#e8a202"/>
      <style:paragraph-properties fo:text-align="center"/>
    </style:style>
    <style:style style:name="P6" style:family="paragraph">
      <loext:graphic-properties draw:fill-color="#492300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solid"/>
      <style:paragraph-properties fo:text-align="center"/>
      <style:text-properties fo:color="#f10d0c" fo:font-size="6pt" style:font-size-asian="6pt" style:font-size-complex="6pt"/>
    </style:style>
    <style:style style:name="P9" style:family="paragraph">
      <loext:graphic-properties draw:fill="solid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solid"/>
      <style:paragraph-properties fo:text-align="center"/>
      <style:text-properties fo:color="#5983b0" fo:font-size="5pt" style:font-size-asian="5pt" style:font-size-complex="5pt"/>
    </style:style>
    <style:style style:name="P11" style:family="paragraph">
      <style:paragraph-properties fo:text-align="center"/>
      <style:text-properties fo:font-size="5pt" style:font-size-asian="5pt" style:font-size-complex="5pt"/>
    </style:style>
    <style:style style:name="P12" style:family="paragraph">
      <loext:graphic-properties draw:fill="solid"/>
      <style:paragraph-properties fo:text-align="center"/>
      <style:text-properties fo:color="#168253" fo:font-size="5pt" style:font-size-asian="5pt" style:font-size-complex="5pt"/>
    </style:style>
    <style:style style:name="P13" style:family="paragraph">
      <style:text-properties fo:font-size="7pt" style:font-size-asian="7pt" style:font-size-complex="7pt"/>
    </style:style>
    <style:style style:name="P14" style:family="paragraph">
      <loext:graphic-properties draw:fill="none" draw:fill-color="#ffffff"/>
      <style:text-properties fo:font-size="7pt" style:font-size-asian="7pt" style:font-size-complex="7pt"/>
    </style:style>
    <style:style style:name="P15" style:family="paragraph">
      <loext:graphic-properties draw:fill="solid"/>
      <style:paragraph-properties fo:text-align="center"/>
      <style:text-properties fo:color="#c9211e" fo:font-size="6pt" style:font-size-asian="6pt" style:font-size-complex="6pt"/>
    </style:style>
    <style:style style:name="P16" style:family="paragraph">
      <style:text-properties fo:color="#168253" fo:font-size="7pt" style:font-size-asian="7pt" style:font-size-complex="7pt"/>
    </style:style>
    <style:style style:name="P17" style:family="paragraph">
      <loext:graphic-properties draw:fill="none" draw:fill-color="#ffffff"/>
      <style:text-properties fo:color="#168253" fo:font-size="7pt" style:font-size-asian="7pt" style:font-size-complex="7pt"/>
    </style:style>
    <style:style style:name="T1" style:family="text">
      <style:text-properties fo:color="#808080" fo:font-size="8pt" style:font-size-asian="16pt" style:font-size-complex="16pt"/>
    </style:style>
    <style:style style:name="T2" style:family="text">
      <style:text-properties fo:color="#808080" fo:font-size="8pt" fo:font-weight="bold" style:font-size-asian="16pt" style:font-weight-asian="bold" style:font-size-complex="16pt" style:font-weight-complex="bold"/>
    </style:style>
    <style:style style:name="T3" style:family="text">
      <style:text-properties fo:color="#666666" fo:font-size="6pt" style:font-size-asian="6pt" style:font-size-complex="6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color="#f10d0c" fo:font-size="6pt" style:font-size-asian="6pt" style:font-size-complex="6pt"/>
    </style:style>
    <style:style style:name="T6" style:family="text">
      <style:text-properties fo:color="#5983b0" fo:font-size="5pt" style:font-size-asian="5pt" style:font-size-complex="5pt"/>
    </style:style>
    <style:style style:name="T7" style:family="text">
      <style:text-properties fo:color="#168253" fo:font-size="5pt" style:font-size-asian="5pt" style:font-size-complex="5pt"/>
    </style:style>
    <style:style style:name="T8" style:family="text">
      <style:text-properties fo:color="#5983b0" fo:font-size="7pt" fo:font-weight="bold" style:font-size-asian="7pt" style:font-weight-asian="bold" style:font-size-complex="7pt" style:font-weight-complex="bold"/>
    </style:style>
    <style:style style:name="T9" style:family="text">
      <style:text-properties fo:color="#f10d0c" fo:font-size="7pt" fo:font-weight="bold" style:font-size-asian="7pt" style:font-weight-asian="bold" style:font-size-complex="7pt" style:font-weight-complex="bold"/>
    </style:style>
    <style:style style:name="T10" style:family="text">
      <style:text-properties fo:color="#168253" fo:font-size="7pt" style:font-size-asian="7pt" style:font-size-complex="7pt"/>
    </style:style>
    <style:style style:name="T11" style:family="text">
      <style:text-properties fo:color="#f10d0c" fo:font-size="7pt" style:font-size-asian="7pt" style:font-size-complex="7pt"/>
    </style:style>
    <style:style style:name="T12" style:family="text">
      <style:text-properties fo:color="#c9211e" fo:font-size="6pt" style:font-size-asian="6pt" style:font-size-complex="6pt"/>
    </style:style>
    <style:style style:name="T13" style:family="text">
      <style:text-properties fo:color="#168253" fo:font-size="7pt" fo:font-weight="bold" style:font-size-asian="7pt" style:font-weight-asian="bold" style:font-size-complex="7pt" style:font-weight-complex="bold"/>
    </style:style>
    <style:style style:name="T14" style:family="text">
      <style:text-properties fo:color="#c9211e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2cm" svg:height="0.887cm" svg:x="9.9cm" svg:y="6.114cm">
          <draw:text-box>
            <text:p text:style-name="P1"><text:span text:style-name="T1">E</text:span><text:span text:style-name="T1">q</text:span><text:span text:style-name="T1">ui</text:span><text:span text:style-name="T1">p</text:span><text:span text:style-name="T1">o </text:span><text:span text:style-name="T1">R</text:span><text:span text:style-name="T1">oj</text:span><text:span text:style-name="T1">o</text:span></text:p>
            <text:p text:style-name="P1"><text:span text:style-name="T2">A</text:span><text:span text:style-name="T2">lg</text:span><text:span text:style-name="T2">o</text:span><text:span text:style-name="T2">rí</text:span><text:span text:style-name="T2">t</text:span><text:span text:style-name="T2">m</text:span><text:span text:style-name="T2">ic</text:span><text:span text:style-name="T2">a</text:span></text:p>
          </draw:text-box>
        </draw:frame>
        <draw:frame draw:style-name="gr1" draw:text-style-name="P2" draw:layer="layout" svg:width="2.2cm" svg:height="0.887cm" svg:x="9.9cm" svg:y="6.114cm">
          <draw:text-box>
            <text:p text:style-name="P1"><text:span text:style-name="T1">E</text:span><text:span text:style-name="T1">q</text:span><text:span text:style-name="T1">ui</text:span><text:span text:style-name="T1">p</text:span><text:span text:style-name="T1">o </text:span><text:span text:style-name="T1">R</text:span><text:span text:style-name="T1">oj</text:span><text:span text:style-name="T1">o</text:span></text:p>
            <text:p text:style-name="P1"><text:span text:style-name="T2">A</text:span><text:span text:style-name="T2">lg</text:span><text:span text:style-name="T2">o</text:span><text:span text:style-name="T2">rí</text:span><text:span text:style-name="T2">t</text:span><text:span text:style-name="T2">m</text:span><text:span text:style-name="T2">ic</text:span><text:span text:style-name="T2">a</text:span></text:p>
          </draw:text-box>
        </draw:frame>
        <draw:frame draw:style-name="gr1" draw:text-style-name="P2" draw:layer="layout" svg:width="2.2cm" svg:height="0.887cm" svg:x="9.9cm" svg:y="6.114cm">
          <draw:text-box>
            <text:p text:style-name="P1"><text:span text:style-name="T1">E</text:span><text:span text:style-name="T1">q</text:span><text:span text:style-name="T1">ui</text:span><text:span text:style-name="T1">p</text:span><text:span text:style-name="T1">o </text:span><text:span text:style-name="T1">R</text:span><text:span text:style-name="T1">oj</text:span><text:span text:style-name="T1">o</text:span></text:p>
            <text:p text:style-name="P1"><text:span text:style-name="T2">A</text:span><text:span text:style-name="T2">lg</text:span><text:span text:style-name="T2">o</text:span><text:span text:style-name="T2">rí</text:span><text:span text:style-name="T2">t</text:span><text:span text:style-name="T2">m</text:span><text:span text:style-name="T2">ic</text:span><text:span text:style-name="T2">a</text:span></text:p>
          </draw:text-box>
        </draw:frame>
        <draw:frame draw:style-name="gr2" draw:text-style-name="P4" draw:layer="layout" svg:width="1.8cm" svg:height="0.587cm" svg:x="5cm" svg:y="0.1cm">
          <draw:text-box>
            <text:p text:style-name="P3"><text:span text:style-name="T3">E</text:span><text:span text:style-name="T3">q</text:span><text:span text:style-name="T3">u</text:span><text:span text:style-name="T3">i</text:span><text:span text:style-name="T3">p</text:span><text:span text:style-name="T3">o</text:span><text:span text:style-name="T3"> </text:span><text:span text:style-name="T3">R</text:span><text:span text:style-name="T3">o</text:span><text:span text:style-name="T3">j</text:span><text:span text:style-name="T3">o</text:span></text:p>
          </draw:text-box>
        </draw:frame>
        <draw:custom-shape draw:style-name="gr3" draw:text-style-name="P5" draw:layer="layout" svg:width="0.375cm" svg:height="0.375cm" svg:x="0.187cm" svg:y="0.45cm">
          <text:p text:style-name="P3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375cm" svg:height="0.375cm" svg:x="0.875cm" svg:y="0.2cm">
          <text:p text:style-name="P3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375cm" svg:height="0.375cm" svg:x="1.625cm" svg:y="0.513cm">
          <text:p text:style-name="P3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375cm" svg:height="0.375cm" svg:x="0.687cm" svg:y="1.138cm">
          <text:p text:style-name="P3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375cm" svg:height="0.375cm" svg:x="1.5cm" svg:y="1.325cm">
          <text:p text:style-name="P3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375cm" svg:height="0.375cm" svg:x="0.187cm" svg:y="2.75cm">
          <text:p text:style-name="P3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375cm" svg:height="0.375cm" svg:x="0.875cm" svg:y="2.5cm">
          <text:p text:style-name="P3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375cm" svg:height="0.375cm" svg:x="1.625cm" svg:y="2.813cm">
          <text:p text:style-name="P3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375cm" svg:height="0.375cm" svg:x="0.687cm" svg:y="3.438cm">
          <text:p text:style-name="P3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375cm" svg:height="0.375cm" svg:x="1.5cm" svg:y="3.625cm">
          <text:p text:style-name="P3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3cm" svg:height="0.6cm" svg:x="0.5cm" svg:y="1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0.3cm" svg:height="0.6cm" draw:transform="rotate (2.23332331085194) translate (2.785cm 2.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0.3cm" svg:height="0.6cm" draw:transform="rotate (0.77248272693269) translate (4cm 2.30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7" draw:layer="layout" svg:x1="0.5cm" svg:y1="2.9cm" svg:x2="0.9cm" svg:y2="2.7cm">
          <text:p/>
        </draw:line>
        <draw:line draw:style-name="gr6" draw:text-style-name="P8" draw:layer="layout" svg:x1="0.5cm" svg:y1="2.9cm" svg:x2="1.7cm" svg:y2="3cm">
          <text:p text:style-name="P3"><text:span text:style-name="T5">4</text:span></text:p>
        </draw:line>
        <draw:line draw:style-name="gr6" draw:text-style-name="P9" draw:layer="layout" svg:x1="1.2cm" svg:y1="2.6cm" svg:x2="1.701cm" svg:y2="3cm">
          <text:p text:style-name="P3"><text:span text:style-name="T4"/></text:p>
        </draw:line>
        <draw:line draw:style-name="gr7" draw:text-style-name="P10" draw:layer="layout" svg:x1="0.4cm" svg:y1="3.1cm" svg:x2="0.8cm" svg:y2="3.5cm">
          <text:p text:style-name="P3"><text:span text:style-name="T6">2</text:span></text:p>
        </draw:line>
        <draw:line draw:style-name="gr7" draw:text-style-name="P10" draw:layer="layout" svg:x1="1.012cm" svg:y1="3.521cm" svg:x2="1.687cm" svg:y2="3.08cm">
          <text:p text:style-name="P11"><text:span text:style-name="T6">3</text:span></text:p>
        </draw:line>
        <draw:line draw:style-name="gr8" draw:text-style-name="P12" draw:layer="layout" svg:x1="0.5cm" svg:y1="3.1cm" svg:x2="1.5cm" svg:y2="3.7cm">
          <text:p text:style-name="P11"><text:span text:style-name="T7">5</text:span></text:p>
        </draw:line>
        <draw:line draw:style-name="gr8" draw:text-style-name="P12" draw:layer="layout" svg:x1="1.7cm" svg:y1="3.6cm" svg:x2="1.8cm" svg:y2="3.2cm">
          <text:p text:style-name="P11"><text:span text:style-name="T7">2</text:span></text:p>
        </draw:line>
        <draw:frame draw:style-name="gr9" draw:text-style-name="P14" draw:layer="layout" svg:width="1.6cm" svg:height="0.801cm" svg:x="1.9cm" svg:y="3.2cm">
          <draw:text-box>
            <text:p text:style-name="P13"><text:span text:style-name="T8">2</text:span><text:span text:style-name="T8">+</text:span><text:span text:style-name="T8">3</text:span><text:span text:style-name="T9">-</text:span><text:span text:style-name="T9">4</text:span><text:span text:style-name="T8">=</text:span><text:span text:style-name="T8">1</text:span></text:p>
            <text:p text:style-name="P13"><text:span text:style-name="T10">5</text:span><text:span text:style-name="T10">+</text:span><text:span text:style-name="T10">2</text:span><text:span text:style-name="T11">-</text:span><text:span text:style-name="T11">4</text:span><text:span text:style-name="T10">=</text:span><text:span text:style-name="T10">3</text:span></text:p>
          </draw:text-box>
        </draw:frame>
        <draw:custom-shape draw:style-name="gr3" draw:text-style-name="P5" draw:layer="layout" svg:width="0.375cm" svg:height="0.375cm" svg:x="3.087cm" svg:y="0.85cm">
          <text:p text:style-name="P3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375cm" svg:height="0.375cm" svg:x="3.775cm" svg:y="0.6cm">
          <text:p text:style-name="P3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375cm" svg:height="0.375cm" svg:x="4.525cm" svg:y="0.913cm">
          <text:p text:style-name="P3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375cm" svg:height="0.375cm" svg:x="3.587cm" svg:y="1.538cm">
          <text:p text:style-name="P3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375cm" svg:height="0.375cm" svg:x="4.4cm" svg:y="1.725cm">
          <text:p text:style-name="P3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3.4cm" svg:y1="1cm" svg:x2="3.8cm" svg:y2="0.8cm">
          <text:p/>
        </draw:line>
        <draw:line draw:style-name="gr5" draw:text-style-name="P7" draw:layer="layout" svg:x1="4.1cm" svg:y1="0.7cm" svg:x2="4.601cm" svg:y2="1.1cm">
          <text:p/>
        </draw:line>
        <draw:line draw:style-name="gr8" draw:text-style-name="P12" draw:layer="layout" svg:x1="4.6cm" svg:y1="1.7cm" svg:x2="4.7cm" svg:y2="1.3cm">
          <text:p text:style-name="P11"><text:span text:style-name="T7">2</text:span></text:p>
        </draw:line>
        <draw:line draw:style-name="gr5" draw:text-style-name="P7" draw:layer="layout" svg:x1="3.3cm" svg:y1="1.2cm" svg:x2="3.6cm" svg:y2="1.6cm">
          <text:p/>
        </draw:line>
        <draw:line draw:style-name="gr6" draw:text-style-name="P15" draw:layer="layout" svg:x1="4cm" svg:y1="1.6cm" svg:x2="4.576cm" svg:y2="1.174cm">
          <text:p text:style-name="P3"><text:span text:style-name="T12">3</text:span></text:p>
        </draw:line>
        <draw:line draw:style-name="gr8" draw:text-style-name="P12" draw:layer="layout" svg:x1="4cm" svg:y1="1.8cm" svg:x2="4.4cm" svg:y2="1.9cm">
          <text:p text:style-name="P11"><text:span text:style-name="T7">1.25</text:span></text:p>
        </draw:line>
        <draw:frame draw:style-name="gr10" draw:text-style-name="P17" draw:layer="layout" svg:width="2.4cm" svg:height="0.801cm" svg:x="4.7cm" svg:y="1.274cm">
          <draw:text-box>
            <text:p text:style-name="P16"><text:span text:style-name="T13">1.25+</text:span><text:span text:style-name="T13">2</text:span><text:span text:style-name="T14">-3</text:span><text:span text:style-name="T13"> = </text:span><text:span text:style-name="T13">0.25</text:span></text:p>
          </draw:text-box>
        </draw:frame>
        <draw:custom-shape draw:style-name="gr3" draw:text-style-name="P5" draw:layer="layout" svg:width="0.375cm" svg:height="0.375cm" svg:x="4.787cm" svg:y="2.85cm">
          <text:p text:style-name="P3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375cm" svg:height="0.375cm" svg:x="5.475cm" svg:y="2.6cm">
          <text:p text:style-name="P3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375cm" svg:height="0.375cm" svg:x="6.225cm" svg:y="2.913cm">
          <text:p text:style-name="P3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375cm" svg:height="0.375cm" svg:x="5.287cm" svg:y="3.538cm">
          <text:p text:style-name="P3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375cm" svg:height="0.375cm" svg:x="6.1cm" svg:y="3.725cm">
          <text:p text:style-name="P3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5.1cm" svg:y1="3cm" svg:x2="5.5cm" svg:y2="2.8cm">
          <text:p/>
        </draw:line>
        <draw:line draw:style-name="gr5" draw:text-style-name="P7" draw:layer="layout" svg:x1="5.8cm" svg:y1="2.7cm" svg:x2="6.301cm" svg:y2="3.1cm">
          <text:p/>
        </draw:line>
        <draw:line draw:style-name="gr5" draw:text-style-name="P7" draw:layer="layout" svg:x1="5cm" svg:y1="3.2cm" svg:x2="5.3cm" svg:y2="3.6cm">
          <text:p/>
        </draw:line>
        <draw:line draw:style-name="gr5" draw:text-style-name="P7" draw:layer="layout" svg:x1="6.3cm" svg:y1="3.2cm" svg:x2="6.3cm" svg:y2="3.8cm">
          <text:p/>
        </draw:line>
        <draw:line draw:style-name="gr5" draw:text-style-name="P7" draw:layer="layout" svg:x1="5.7cm" svg:y1="3.8cm" svg:x2="6.1cm" svg:y2="3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cm" fo:page-height="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18:53:31.847151362</meta:creation-date>
    <dc:date>2022-05-19T19:37:22.186773505</dc:date>
    <meta:editing-duration>PT36M37S</meta:editing-duration>
    <meta:editing-cycles>8</meta:editing-cycles>
    <meta:generator>LibreOffice/6.4.7.2$Linux_X86_64 LibreOffice_project/40$Build-2</meta:generator>
    <meta:document-statistic meta:object-count="47"/>
  </office:meta>
</office:document-meta>
</file>